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3.653cm"/>
    </style:style>
    <style:style style:name="co5" style:family="table-column">
      <style:table-column-properties fo:break-before="auto" style:column-width="3.1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微软雅黑" style:font-name-complex="Mangal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stu,mbat</text:p>
          </table:table-cell>
          <table:table-cell table:number-columns-repeated="3"/>
        </table:table-row>
        <table:table-row table:style-name="ro1">
          <table:table-cell office:value-type="string">
            <text:p>tu-stu-a tu-mbat-a</text:p>
          </table:table-cell>
          <table:table-cell office:value-type="string">
            <text:p>tu-stu-a-mbat-a</text:p>
          </table:table-cell>
          <table:table-cell office:value-type="string">
            <text:p>tu-stu-tu-mbat-a</text:p>
          </table:table-cell>
          <table:table-cell office:value-type="string">
            <text:p>tu-stu-mbat-a</text:p>
          </table:table-cell>
        </table:table-row>
        <table:table-row table:style-name="ro1">
          <table:table-cell office:value-type="string">
            <text:p>tɤ-stu-ndʑi tɤ-mbat-ndʑi</text:p>
          </table:table-cell>
          <table:table-cell office:value-type="string">
            <text:p>tɤ-stu-ndʑi-mbat-ndʑi</text:p>
          </table:table-cell>
          <table:table-cell office:value-type="string">
            <text:p>tɤ-stu-tɤ-mbat-ndʑi</text:p>
          </table:table-cell>
          <table:table-cell office:value-type="string">
            <text:p>tɤ-stu-mbat-ndʑi</text:p>
          </table:table-cell>
        </table:table-row>
        <table:table-row table:style-name="ro1">
          <table:table-cell office:value-type="string">
            <text:p><text:s/>a-tɤ-tɯ-stu-ndʑi a-tɤ-tɯ-mbat-ndʑi</text:p>
          </table:table-cell>
          <table:table-cell office:value-type="string">
            <text:p><text:s/>a-tɤ-tɯ-stu-ndʑi-mbat-ndʑi</text:p>
          </table:table-cell>
          <table:table-cell office:value-type="string">
            <text:p><text:s/>a-tɤ-tɯ-stu-a-tɤ-tɯ-mbat-ndʑi</text:p>
          </table:table-cell>
          <table:table-cell office:value-type="string">
            <text:p><text:s/>a-tɤ-tɯ-stu-mbat-ndʑ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u,cɯɣ</text:p>
          </table:table-cell>
          <table:table-cell table:number-columns-repeated="3"/>
        </table:table-row>
        <table:table-row table:style-name="ro1">
          <table:table-cell office:value-type="string">
            <text:p>ɲɯ-mu ɲɯ-cɯɣ</text:p>
          </table:table-cell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 office:value-type="string">
            <text:p>ku-mu-a ku-cɯɣ-a</text:p>
          </table:table-cell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χɕu,rnaʁ</text:p>
          </table:table-cell>
          <table:table-cell table:number-columns-repeated="3"/>
        </table:table-row>
        <table:table-row table:style-name="ro1">
          <table:table-cell office:value-type="string">
            <text:p>pɯ-tɯ-χɕu-ndʑi pɯ-tɯ-rnaʁ-ndʑi</text:p>
          </table:table-cell>
          <table:table-cell office:value-type="string">
            <text:p>x</text:p>
          </table:table-cell>
          <table:table-cell office:value-type="string">
            <text:p>pɯ-tɯ-χɕu-pɯ-tɯ-rnaʁ-ndʑi</text:p>
          </table:table-cell>
          <table:table-cell office:value-type="string">
            <text:p>x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spa,rka me</text:p>
          </table:table-cell>
          <table:table-cell table:number-columns-repeated="3"/>
        </table:table-row>
        <table:table-row table:style-name="ro1">
          <table:table-cell office:value-type="string">
            <text:p>mɤ-tɯ-spa-ndʑi mɤ-tɯ-rka-ndʑi me</text:p>
          </table:table-cell>
          <table:table-cell table:number-columns-repeated="2" office:value-type="string">
            <text:p>x</text:p>
          </table:table-cell>
          <table:table-cell office:value-type="string">
            <text:p>mɤ-tɯ-spa-rka-ndʑi me</text:p>
          </table:table-cell>
        </table:table-row>
        <table:table-row table:style-name="ro1">
          <table:table-cell office:value-type="string">
            <text:p>mɤ-tɯ-spe mɤ-tɯ-rke me</text:p>
          </table:table-cell>
          <table:table-cell table:number-columns-repeated="2" office:value-type="string">
            <text:p>x</text:p>
          </table:table-cell>
          <table:table-cell office:value-type="string">
            <text:p>mɤ-tɯ-spe-rke me</text:p>
          </table:table-cell>
        </table:table-row>
        <table:table-row table:style-name="ro1">
          <table:table-cell table:style-name="ce1" office:value-type="string">
            <text:p>mɯ-tɤ-tɯ-spa-t mɯ-tɤ-tɯ-rka-t me</text:p>
          </table:table-cell>
          <table:table-cell table:number-columns-repeated="2" office:value-type="string">
            <text:p>x</text:p>
          </table:table-cell>
          <table:table-cell table:style-name="ce1" office:value-type="string">
            <text:p>mɯ-tɤ-tɯ-spa-rka-t me</text:p>
          </table:table-cell>
        </table:table-row>
        <table:table-row table:style-name="ro1">
          <table:table-cell table:number-columns-repeated="3"/>
          <table:table-cell office:value-type="string">
            <text:p>mɯ-tu-tɯ-spe-rke pɯ-tu ŋu thaŋ</text:p>
          </table:table-cell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13/07/2016</text:date>, <text:time>14:4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7-12T11:39:54.62</meta:creation-date>
    <dc:date>2016-07-13T14:44:44.61</dc:date>
    <dc:creator>Guillaume Jacques</dc:creator>
    <meta:editing-duration>PT11M35S</meta:editing-duration>
    <meta:editing-cycles>4</meta:editing-cycles>
    <meta:generator>OpenOffice/4.0.1$Win32 OpenOffice.org_project/401m5$Build-9714</meta:generator>
    <meta:document-statistic meta:table-count="3" meta:cell-count="37" meta:object-count="0"/>
  </office:meta>
</office:document-meta>
</file>